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-apple-system" svg:font-family="-apple-system"/>
    <style:font-face style:name="Arial" svg:font-family="Arial"/>
    <style:font-face style:name="Sans" svg:font-family="Sans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COL-1" style:family="table-column">
      <style:table-column-properties fo:break-before="auto" style:column-width="82.29mm"/>
    </style:style>
    <style:style style:name="ACOL-0" style:family="table-column">
      <style:table-column-properties fo:break-before="auto" style:column-width="26.7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22mm"/>
    </style:style>
    <style:style style:name="co5" style:family="table-column">
      <style:table-column-properties fo:break-before="auto" style:column-width="35.45mm"/>
    </style:style>
    <style:style style:name="AROW-1" style:family="table-row">
      <style:table-row-properties style:row-height="5.56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-0" style:family="table" style:master-page-name="IMDB_20_Top_20_250_20_movies">
      <style:table-properties table:display="true" style:writing-mode="lr-tb"/>
    </style:style>
    <style:style style:name="ta-1" style:family="table" style:master-page-name="MLB_20_2016_20_Standings">
      <style:table-properties table:display="true" style:writing-mode="lr-tb"/>
    </style:style>
    <style:style style:name="ta3" style:family="table" style:master-page-name="Popular_20_baby_20_names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b4b4b4" style:rotation-angle="0" style:rotation-align="none" style:shrink-to-fit="false" fo:border-top="0.99pt solid #b4b4b4" style:vertical-align="bottom"/>
      <style:paragraph-properties fo:margin-left="0mm"/>
      <style:text-properties fo:color="#000000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b4b4b4" style:rotation-angle="0" style:rotation-align="none" style:shrink-to-fit="false" fo:border-top="0.99pt solid #b4b4b4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b4b4b4" style:rotation-angle="0" style:rotation-align="none" style:shrink-to-fit="false" fo:border-top="0.99pt solid #b4b4b4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b4b4b4" style:rotation-angle="0" style:rotation-align="none" style:shrink-to-fit="false" fo:border-top="0.99pt solid #b4b4b4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2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b4b4b4" style:rotation-angle="0" style:rotation-align="none" style:shrink-to-fit="false" fo:border-top="0.99pt solid #b4b4b4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28" style:family="table-cell" style:parent-style-name="Default" style:data-style-name="N109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333333" style:text-line-through-style="none" style:text-line-through-type="none" style:text-position="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 style:data-style-name="N109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333333" style:text-line-through-style="none" style:text-line-through-type="none" style:text-position="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00" style:text-line-through-style="none" style:text-line-through-type="none" style:text-position="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ACE-3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b4b4b4" style:rotation-angle="0" style:rotation-align="none" style:shrink-to-fit="false" fo:border-top="0.99pt solid #b4b4b4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00" style:text-line-through-style="none" style:text-line-through-type="none" style:text-position="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333333" style:text-line-through-style="none" style:text-line-through-type="none" style:text-position="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333333" style:text-line-through-style="none" style:text-line-through-type="none" style:text-position="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b4b4b4" style:rotation-angle="0" style:rotation-align="none" style:shrink-to-fit="false" fo:border-top="0.99pt solid #b4b4b4" style:vertical-align="bottom"/>
      <style:paragraph-properties fo:margin-left="0mm"/>
      <style:text-properties fo:color="#006691" style:text-line-through-style="none" style:text-line-through-type="none" style:text-position="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text-position="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b4b4b4" style:rotation-angle="0" style:rotation-align="none" style:shrink-to-fit="false" fo:border-top="0.99pt solid #b4b4b4" style:vertical-align="bottom"/>
      <style:paragraph-properties fo:margin-left="0mm"/>
      <style:text-properties fo:color="#000000" style:text-line-through-style="none" style:text-line-through-type="none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00" style:text-line-through-style="none" style:text-line-through-type="none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00" style:text-line-through-style="none" style:text-line-through-type="none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333333" style:text-line-through-style="none" style:text-line-through-type="none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333333" style:text-line-through-style="none" style:text-line-through-type="none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b4b4b4" style:rotation-angle="0" style:rotation-align="none" style:shrink-to-fit="false" fo:border-top="0.99pt solid #b4b4b4" style:vertical-align="bottom"/>
      <style:paragraph-properties fo:margin-left="0mm"/>
      <style:text-properties fo:color="#006691" style:text-line-through-style="none" style:text-line-through-type="none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0000ff" style:text-line-through-style="none" style:text-line-through-type="none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b4b4b4" style:rotation-angle="0" style:rotation-align="none" style:shrink-to-fit="false" fo:border-top="0.99pt solid #b4b4b4" style:vertical-align="bottom"/>
      <style:paragraph-properties fo:margin-left="0mm"/>
      <style:text-properties fo:color="#0000ff" style:text-line-through-style="none" style:text-line-through-type="none" style:font-name="Tahoma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43" style:family="table-cell" style:parent-style-name="Default" style:data-style-name="N109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333333" style:text-line-through-style="none" style:text-line-through-type="none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 style:data-style-name="N109">
      <style:table-cell-properties style:glyph-orientation-vertical="auto" fo:border-bottom="none" fo:background-color="#f5f5f5" style:cell-protect="protected" style:print-content="true" style:diagonal-bl-tr="none" style:diagonal-tl-br="none" style:text-align-source="value-type" style:repeat-content="false" fo:wrap-option="no-wrap" fo:border-left="none" fo:border-right="0.99pt solid #e1e1e1" style:rotation-angle="0" style:rotation-align="none" style:shrink-to-fit="false" fo:border-top="0.99pt solid #e0e0e0" style:vertical-align="bottom"/>
      <style:paragraph-properties fo:margin-left="0mm"/>
      <style:text-properties fo:color="#333333" style:text-line-through-style="none" style:text-line-through-type="none" style:font-name="Tahoma" fo:font-size="8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mm"/>
      <style:text-properties fo:color="#333333" style:text-line-through-style="none" style:text-line-through-type="none" style:font-name="-apple-system" fo:font-size="12pt" fo:font-style="normal" style:text-underline-style="none" fo:font-weight="bold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mm"/>
      <style:text-properties fo:color="#333333" style:text-line-through-style="none" style:text-line-through-type="none" style:font-name="-apple-system" fo:font-size="12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mm"/>
      <style:text-properties fo:color="#333333" style:text-line-through-style="none" style:text-line-through-type="none" style:font-name="-apple-system" fo:font-size="12pt" fo:font-style="normal" style:text-underline-style="none" fo:font-weight="bold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ackground-color="#ffc0c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mm"/>
      <style:text-properties fo:color="#333333" style:text-line-through-style="none" style:text-line-through-type="none" style:font-name="-apple-system" fo:font-size="12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IMDB Top 250 movies" table:style-name="ta-0" table:print="fals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0" table:number-columns-repeated="126"/>
        <table:table-column table:style-name="ACOL-0"/>
        <table:table-row table:style-name="AROW-1">
          <table:table-cell table:style-name="ACE-1" office:value-type="string">
            <text:p>The Shawshank Redemptio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Godfathe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Godfather: Part II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Dark Knigh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chindler's Lis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12 Angry Me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Pulp Fictio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Lord of the Rings: The Return of the King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Good, the Bad and the Ugl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Fight Club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Lord of the Rings: The Fellowship of the Ring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tar Wars: Episode V - The Empire Strikes Back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Forrest Gump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Inceptio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Lord of the Rings: The Two Tower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One Flew Over the Cuckoo's Nes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Goodfella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Matrix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even Samurai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tar Wars: Episode IV - A New Hop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City of Go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e7e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Silence of the Lamb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It's a Wonderful Lif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Usual Suspect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Life Is Beautifu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Léon: The Professiona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Once Upon a Time in the Wes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pirited Awa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aving Private Rya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American History X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Interstella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Casablanca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Psycho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City Light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Raiders of the Lost Ark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Intouchable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Rear Window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Modern Time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Green Mil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erminator 2: Judgment Da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Pianis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Departe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Back to the Futur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Whiplash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Gladiato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Memento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Apocalypse Now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Prestig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Dr. Strangelove or: How I Learned to Stop Worrying and Love the Bomb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Lion King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unset Boulevar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Alie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Great Dictato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Lives of Other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Cinema Paradiso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Django Unchaine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Shining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Paths of Glor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Grave of the Fireflie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WALL·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Dark Knight Rise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American Beaut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Captain America: Civil Wa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Alien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Princess Mononok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Old Bo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Citizen Kan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North by Northwes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Once Upon a Time in America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Das Boo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Vertigo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Witness for the Prosecutio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tar Wars: Episode VI - Return of the Jedi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M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Reservoir Dog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Améli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Bravehear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Requiem for a Dream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A Clockwork Orang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axi Drive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Double Indemnit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oy Story 3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Lawrence of Arabia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o Kill a Mockingbir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Eternal Sunshine of the Spotless Min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Full Metal Jacke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Amadeu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Sting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2001: A Space Odysse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ingin' in the Rai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Bicycle Thieve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natch.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oy Stor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Monty Python and the Holy Grai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Inglourious Basterd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Ki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L.A. Confidentia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For a Few Dollars Mor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Rashomo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Apartmen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Indiana Jones and the Last Crusad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carfac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Rozchod Nadera a Simi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All About Ev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Metropoli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Yojimbo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Treasure of the Sierra Madr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Batman Begin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Hun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ome Like It Ho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3 Idiot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Unforgive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Up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Good Will Hunting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Third Ma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Inside Ou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Raging Bul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Downfal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Die Har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Chinatow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Great Escap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Hea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Room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Pan's Labyrinth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On the Waterfron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tar Wars: Episode VII - The Force Awaken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My Neighbor Totoro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Mr. Smith Goes to Washingto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Ra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Ikiru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Bridge on the River Kwai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Gold Rush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unris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Secret in Their Eye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Seventh Sea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Blade Runne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Zootopia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Messag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Lock, Stock and Two Smoking Barrel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Howl's Moving Castl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Genera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Wild Strawberrie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Casino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Elephant Ma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Warrio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Wolf of Wall Stree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Judgment at Nuremberg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V for Vendetta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A Beautiful Min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Gran Torino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Big Lebowski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Incendie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Deer Hunte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Rebecca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Deadpoo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Fargo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rainspotting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Gone with the Win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Cool Hand Luk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Dial M for Murde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How to Train Your Drago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Sixth Sens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Finding Nemo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Into the Wil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Thing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No Country for Old Me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Mary a Max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It Happened One Nigh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Gone Gir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Kill Bill: Vol. 1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Rush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Life of Bria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Hotel Rwanda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re Will Be Bloo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Platoo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Maltese Falco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Mad Max: Fury Roa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potligh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Wages of Fea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Network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Butch Cassidy and the Sundance Ki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400 Blow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tand by M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hutter Islan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Ve jménu otc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Persona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12 Years a Slav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Grand Budapest Hote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Amores Perro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Revenan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Princess Brid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Million Dollar Bab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Ben-Hu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ouch of Evi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Divoké histork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Annie Hal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Grapes of Wrath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Hachi: A Dog's Tal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Nausicaä of the Valley of the Win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talke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Jurassic Park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Diaboliqu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Gandhi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Bourne Ultimatum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Before Sunris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Donnie Darko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8½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Memories of Murde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Truman Show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Rock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Wizard of Oz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Best Years of Our Live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Terminato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Monsters, Inc.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welve Monkey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Harry Potter and the Deathly Hallows: Part 2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in Cit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Groundhog Da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Strangers on a Trai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Infernal Affair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Jaw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La Hain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Battle of Algier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Barry Lyndo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Prisoner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Martia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Dog Day Afternoo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Ip Ma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Fanny and Alexande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Imitation Gam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Avenger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Pirates of the Caribbean: The Curse of the Black Pearl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Catch Me If You Ca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King's Speech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Help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A Fistful of Dollar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Guardians of the Galax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rone of Blood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Castle in the Sk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Roman Holiday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High Noon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Beauty and the Beast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In the Mood for Lov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Who's Afraid of Virginia Woolf?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The Man Who Shot Liberty Valance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Lagaan: Once Upon a Time in India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Notorious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Gangs of Wasseypur</text:p>
          </table:table-cell>
          <table:table-cell table:number-columns-repeated="126" table:style-name="ACE-1"/>
          <table:table-cell table:style-name="Gnumeric-default"/>
        </table:table-row>
        <table:table-row table:style-name="AROW-1">
          <table:table-cell table:style-name="ACE-1" office:value-type="string">
            <text:p>La Grande Illusion</text:p>
          </table:table-cell>
          <table:table-cell table:number-columns-repeated="126" table:style-name="ACE-1"/>
          <table:table-cell table:style-name="Gnumeric-default"/>
        </table:table-row>
        <table:table-row table:style-name="AROW-0" table:number-rows-repeated="6">
          <table:table-cell table:number-columns-repeated="128" table:style-name="Gnumeric-default"/>
        </table:table-row>
        <table:named-expressions>
          <table:named-expression table:name="Print_Area" table:expression="of:=#ODKAZ!" table:base-cell-address="$'IMDB Top 250 movies'.$A$1"/>
          <table:named-expression table:name="Sheet_Title" table:expression="of:=&quot;IMDB Top 250 movies&quot;" table:base-cell-address="$'IMDB Top 250 movies'.$A$1"/>
        </table:named-expressions>
      </table:table>
      <table:table table:name="MLB 2016 Standings" table:style-name="ta-1" table:print="false">
        <office:forms form:automatic-focus="false" form:apply-design-mode="false">
          <form:form/>
        </office:forms>
        <table:table-column table:default-cell-style-name="ACE-7" table:style-name="ACOL-0" table:number-columns-repeated="7"/>
        <table:table-column table:default-cell-style-name="ACE-7" table:style-name="ACOL-0" table:number-columns-repeated="121"/>
        <table:table-row table:style-name="AROW-1">
          <table:table-cell table:style-name="ACE-2" office:value-type="string">
            <text:p><text:a xlink:type="simple" xlink:actuate="onRequest" xlink:href="http://www.sportstats.com/baseball/usa/mlb/standings/#" office:title="Kliknutím levým tlačítkem přejdete na odkaz.&#10;Kliknutím prostředním tlačítkem vyberete tuto buňku.">#</text:a></text:p>
          </table:table-cell>
          <table:table-cell table:style-name="ACE-8" office:value-type="string">
            <text:p>American League</text:p>
          </table:table-cell>
          <table:table-cell table:style-name="ACE-24" office:value-type="string">
            <text:p><text:a xlink:type="simple" xlink:actuate="onRequest" xlink:href="http://www.sportstats.com/baseball/usa/mlb/standings/#" office:title="Kliknutím levým tlačítkem přejdete na odkaz.&#10;Kliknutím prostředním tlačítkem vyberete tuto buňku.">MP</text:a></text:p>
          </table:table-cell>
          <table:table-cell table:style-name="ACE-25" office:value-type="string">
            <text:p><text:a xlink:type="simple" xlink:actuate="onRequest" xlink:href="http://www.sportstats.com/baseball/usa/mlb/standings/#" office:title="Kliknutím levým tlačítkem přejdete na odkaz.&#10;Kliknutím prostředním tlačítkem vyberete tuto buňku.">W</text:a></text:p>
          </table:table-cell>
          <table:table-cell table:style-name="ACE-26" office:value-type="string">
            <text:p><text:a xlink:type="simple" xlink:actuate="onRequest" xlink:href="http://www.sportstats.com/baseball/usa/mlb/standings/#" office:title="Kliknutím levým tlačítkem přejdete na odkaz.&#10;Kliknutím prostředním tlačítkem vyberete tuto buňku.">L</text:a></text:p>
          </table:table-cell>
          <table:table-cell table:style-name="ACE-27" office:value-type="string">
            <text:p><text:a xlink:type="simple" xlink:actuate="onRequest" xlink:href="http://www.sportstats.com/baseball/usa/mlb/standings/#" office:title="Kliknutím levým tlačítkem přejdete na odkaz.&#10;Kliknutím prostředním tlačítkem vyberete tuto buňku.">R</text:a></text:p>
          </table:table-cell>
          <table:table-cell table:style-name="ACE-30" office:value-type="string">
            <text:p><text:a xlink:type="simple" xlink:actuate="onRequest" xlink:href="http://www.sportstats.com/baseball/usa/mlb/standings/#" office:title="Kliknutím levým tlačítkem přejdete na odkaz.&#10;Kliknutím prostředním tlačítkem vyberete tuto buňku.">PCT</text:a>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3" office:value-type="string">
            <text:p>1.</text:p>
          </table:table-cell>
          <table:table-cell table:style-name="ACE-9" office:value-type="string">
            <text:p><text:a xlink:type="simple" xlink:actuate="onRequest" xlink:href="http://www.sportstats.com/baseball/usa/detail/chicago-white-sox-SW9D1eZo/" office:title="Kliknutím levým tlačítkem přejdete na odkaz.&#10;Kliknutím prostředním tlačítkem vyberete tuto buňku.">Chicago White Sox</text:a></text:p>
          </table:table-cell>
          <table:table-cell table:style-name="ACE-6" office:value-type="float" office:value="31">
            <text:p>31</text:p>
          </table:table-cell>
          <table:table-cell table:style-name="ACE-6" office:value-type="float" office:value="21">
            <text:p>21</text:p>
          </table:table-cell>
          <table:table-cell table:style-name="ACE-6" office:value-type="float" office:value="10">
            <text:p>10</text:p>
          </table:table-cell>
          <table:table-cell table:style-name="ACE-28" office:value-type="time" office:time-value="PT0129H36M00S">
            <text:p>129:36:</text:p>
          </table:table-cell>
          <table:table-cell table:style-name="ACE-6" office:value-type="string">
            <text:p>0.677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4" office:value-type="string">
            <text:p>2.</text:p>
          </table:table-cell>
          <table:table-cell table:style-name="ACE-10" office:value-type="string">
            <text:p><text:a xlink:type="simple" xlink:actuate="onRequest" xlink:href="http://www.sportstats.com/baseball/usa/detail/seattle-mariners-txYPhSac/" office:title="Kliknutím levým tlačítkem přejdete na odkaz.&#10;Kliknutím prostředním tlačítkem vyberete tuto buňku.">Seattle Mariners</text:a></text:p>
          </table:table-cell>
          <table:table-cell table:style-name="ACE-5" office:value-type="float" office:value="30">
            <text:p>30</text:p>
          </table:table-cell>
          <table:table-cell table:style-name="ACE-5" office:value-type="float" office:value="18">
            <text:p>18</text:p>
          </table:table-cell>
          <table:table-cell table:style-name="ACE-5" office:value-type="float" office:value="12">
            <text:p>12</text:p>
          </table:table-cell>
          <table:table-cell table:style-name="ACE-29" office:value-type="time" office:time-value="PT0135H44M00S">
            <text:p>135:44:</text:p>
          </table:table-cell>
          <table:table-cell table:style-name="ACE-5" office:value-type="string">
            <text:p>0.600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3" office:value-type="string">
            <text:p>3.</text:p>
          </table:table-cell>
          <table:table-cell table:style-name="ACE-11" office:value-type="string">
            <text:p><text:a xlink:type="simple" xlink:actuate="onRequest" xlink:href="http://www.sportstats.com/baseball/usa/detail/baltimore-orioles-EcZwBi3N/" office:title="Kliknutím levým tlačítkem přejdete na odkaz.&#10;Kliknutím prostředním tlačítkem vyberete tuto buňku.">Baltimore Orioles</text:a></text:p>
          </table:table-cell>
          <table:table-cell table:style-name="ACE-6" office:value-type="float" office:value="29">
            <text:p>29</text:p>
          </table:table-cell>
          <table:table-cell table:style-name="ACE-6" office:value-type="float" office:value="17">
            <text:p>17</text:p>
          </table:table-cell>
          <table:table-cell table:style-name="ACE-6" office:value-type="float" office:value="12">
            <text:p>12</text:p>
          </table:table-cell>
          <table:table-cell table:style-name="ACE-28" office:value-type="time" office:time-value="PT0124H50M59S">
            <text:p>124:50:</text:p>
          </table:table-cell>
          <table:table-cell table:style-name="ACE-6" office:value-type="string">
            <text:p>0.586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4" office:value-type="string">
            <text:p>4.</text:p>
          </table:table-cell>
          <table:table-cell table:style-name="ACE-12" office:value-type="string">
            <text:p><text:a xlink:type="simple" xlink:actuate="onRequest" xlink:href="http://www.sportstats.com/baseball/usa/detail/boston-red-sox-zaXTinF3/" office:title="Kliknutím levým tlačítkem přejdete na odkaz.&#10;Kliknutím prostředním tlačítkem vyberete tuto buňku.">Boston Red Sox</text:a></text:p>
          </table:table-cell>
          <table:table-cell table:style-name="ACE-5" office:value-type="float" office:value="30">
            <text:p>30</text:p>
          </table:table-cell>
          <table:table-cell table:style-name="ACE-5" office:value-type="float" office:value="17">
            <text:p>17</text:p>
          </table:table-cell>
          <table:table-cell table:style-name="ACE-5" office:value-type="float" office:value="13">
            <text:p>13</text:p>
          </table:table-cell>
          <table:table-cell table:style-name="ACE-29" office:value-type="time" office:time-value="PT0153H12M00S">
            <text:p>153:12:</text:p>
          </table:table-cell>
          <table:table-cell table:style-name="ACE-5" office:value-type="string">
            <text:p>0.567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3" office:value-type="string">
            <text:p>5.</text:p>
          </table:table-cell>
          <table:table-cell table:style-name="ACE-13" office:value-type="string">
            <text:p><text:a xlink:type="simple" xlink:actuate="onRequest" xlink:href="http://www.sportstats.com/baseball/usa/detail/texas-rangers-f3GcHO7j/" office:title="Kliknutím levým tlačítkem přejdete na odkaz.&#10;Kliknutím prostředním tlačítkem vyberete tuto buňku.">Texas Rangers</text:a></text:p>
          </table:table-cell>
          <table:table-cell table:style-name="ACE-6" office:value-type="float" office:value="31">
            <text:p>31</text:p>
          </table:table-cell>
          <table:table-cell table:style-name="ACE-6" office:value-type="float" office:value="17">
            <text:p>17</text:p>
          </table:table-cell>
          <table:table-cell table:style-name="ACE-6" office:value-type="float" office:value="14">
            <text:p>14</text:p>
          </table:table-cell>
          <table:table-cell table:style-name="ACE-28" office:value-type="time" office:time-value="PT0137H04M59S">
            <text:p>137:04:</text:p>
          </table:table-cell>
          <table:table-cell table:style-name="ACE-6" office:value-type="string">
            <text:p>0.548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5" office:value-type="string">
            <text:p>6.</text:p>
          </table:table-cell>
          <table:table-cell table:style-name="ACE-14" office:value-type="string">
            <text:p><text:a xlink:type="simple" xlink:actuate="onRequest" xlink:href="http://www.sportstats.com/baseball/usa/detail/cleveland-indians-4K05MrFG/" office:title="Kliknutím levým tlačítkem přejdete na odkaz.&#10;Kliknutím prostředním tlačítkem vyberete tuto buňku.">Cleveland Indians</text:a></text:p>
          </table:table-cell>
          <table:table-cell table:style-name="ACE-5" office:value-type="float" office:value="27">
            <text:p>27</text:p>
          </table:table-cell>
          <table:table-cell table:style-name="ACE-5" office:value-type="float" office:value="14">
            <text:p>14</text:p>
          </table:table-cell>
          <table:table-cell table:style-name="ACE-5" office:value-type="float" office:value="13">
            <text:p>13</text:p>
          </table:table-cell>
          <table:table-cell table:style-name="ACE-29" office:value-type="time" office:time-value="PT0120H42M00S">
            <text:p>120:42:</text:p>
          </table:table-cell>
          <table:table-cell table:style-name="ACE-5" office:value-type="string">
            <text:p>0.519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6" office:value-type="string">
            <text:p>7.</text:p>
          </table:table-cell>
          <table:table-cell table:style-name="ACE-15" office:value-type="string">
            <text:p><text:a xlink:type="simple" xlink:actuate="onRequest" xlink:href="http://www.sportstats.com/baseball/usa/detail/kansas-city-royals-IL2QbgJ4/" office:title="Kliknutím levým tlačítkem přejdete na odkaz.&#10;Kliknutím prostředním tlačítkem vyberete tuto buňku.">Kansas City Royals</text:a></text:p>
          </table:table-cell>
          <table:table-cell table:style-name="ACE-6" office:value-type="float" office:value="29">
            <text:p>29</text:p>
          </table:table-cell>
          <table:table-cell table:style-name="ACE-6" office:value-type="float" office:value="15">
            <text:p>15</text:p>
          </table:table-cell>
          <table:table-cell table:style-name="ACE-6" office:value-type="float" office:value="14">
            <text:p>14</text:p>
          </table:table-cell>
          <table:table-cell table:style-name="ACE-28" office:value-type="time" office:time-value="PT099H50M00S">
            <text:p>99:50:</text:p>
          </table:table-cell>
          <table:table-cell table:style-name="ACE-6" office:value-type="string">
            <text:p>0.517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5" office:value-type="string">
            <text:p>8.</text:p>
          </table:table-cell>
          <table:table-cell table:style-name="ACE-16" office:value-type="string">
            <text:p><text:a xlink:type="simple" xlink:actuate="onRequest" xlink:href="http://www.sportstats.com/baseball/usa/detail/toronto-blue-jays-zcDLaZ3b/" office:title="Kliknutím levým tlačítkem přejdete na odkaz.&#10;Kliknutím prostředním tlačítkem vyberete tuto buňku.">Toronto Blue Jays</text:a></text:p>
          </table:table-cell>
          <table:table-cell table:style-name="ACE-5" office:value-type="float" office:value="32">
            <text:p>32</text:p>
          </table:table-cell>
          <table:table-cell table:style-name="ACE-5" office:value-type="float" office:value="16">
            <text:p>16</text:p>
          </table:table-cell>
          <table:table-cell table:style-name="ACE-5" office:value-type="float" office:value="16">
            <text:p>16</text:p>
          </table:table-cell>
          <table:table-cell table:style-name="ACE-29" office:value-type="time" office:time-value="PT0133H59M00S">
            <text:p>133:59:</text:p>
          </table:table-cell>
          <table:table-cell table:style-name="ACE-5" office:value-type="string">
            <text:p>0.500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6" office:value-type="string">
            <text:p>9.</text:p>
          </table:table-cell>
          <table:table-cell table:style-name="ACE-17" office:value-type="string">
            <text:p><text:a xlink:type="simple" xlink:actuate="onRequest" xlink:href="http://www.sportstats.com/baseball/usa/detail/tampa-bay-rays-GCHgI4hp/" office:title="Kliknutím levým tlačítkem přejdete na odkaz.&#10;Kliknutím prostředním tlačítkem vyberete tuto buňku.">Tampa Bay Rays</text:a></text:p>
          </table:table-cell>
          <table:table-cell table:style-name="ACE-6" office:value-type="float" office:value="28">
            <text:p>28</text:p>
          </table:table-cell>
          <table:table-cell table:style-name="ACE-6" office:value-type="float" office:value="14">
            <text:p>14</text:p>
          </table:table-cell>
          <table:table-cell table:style-name="ACE-6" office:value-type="float" office:value="14">
            <text:p>14</text:p>
          </table:table-cell>
          <table:table-cell table:style-name="ACE-28" office:value-type="time" office:time-value="PT0100H43M59S">
            <text:p>100:43:</text:p>
          </table:table-cell>
          <table:table-cell table:style-name="ACE-6" office:value-type="string">
            <text:p>0.500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5" office:value-type="string">
            <text:p>10.</text:p>
          </table:table-cell>
          <table:table-cell table:style-name="ACE-18" office:value-type="string">
            <text:p><text:a xlink:type="simple" xlink:actuate="onRequest" xlink:href="http://www.sportstats.com/baseball/usa/detail/detroit-tigers-0QIlt8pi/" office:title="Kliknutím levým tlačítkem přejdete na odkaz.&#10;Kliknutím prostředním tlačítkem vyberete tuto buňku.">Detroit Tigers</text:a></text:p>
          </table:table-cell>
          <table:table-cell table:style-name="ACE-5" office:value-type="float" office:value="29">
            <text:p>29</text:p>
          </table:table-cell>
          <table:table-cell table:style-name="ACE-5" office:value-type="float" office:value="14">
            <text:p>14</text:p>
          </table:table-cell>
          <table:table-cell table:style-name="ACE-5" office:value-type="float" office:value="15">
            <text:p>15</text:p>
          </table:table-cell>
          <table:table-cell table:style-name="ACE-29" office:value-type="time" office:time-value="PT0130H13M00S">
            <text:p>130:13:</text:p>
          </table:table-cell>
          <table:table-cell table:style-name="ACE-5" office:value-type="string">
            <text:p>0.483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6" office:value-type="string">
            <text:p>11.</text:p>
          </table:table-cell>
          <table:table-cell table:style-name="ACE-19" office:value-type="string">
            <text:p><text:a xlink:type="simple" xlink:actuate="onRequest" xlink:href="http://www.sportstats.com/baseball/usa/detail/oakland-athletics-xIYDcQid/" office:title="Kliknutím levým tlačítkem přejdete na odkaz.&#10;Kliknutím prostředním tlačítkem vyberete tuto buňku.">Oakland Athletics</text:a></text:p>
          </table:table-cell>
          <table:table-cell table:style-name="ACE-6" office:value-type="float" office:value="31">
            <text:p>31</text:p>
          </table:table-cell>
          <table:table-cell table:style-name="ACE-6" office:value-type="float" office:value="14">
            <text:p>14</text:p>
          </table:table-cell>
          <table:table-cell table:style-name="ACE-6" office:value-type="float" office:value="17">
            <text:p>17</text:p>
          </table:table-cell>
          <table:table-cell table:style-name="ACE-28" office:value-type="time" office:time-value="PT0116H09M59S">
            <text:p>116:09:</text:p>
          </table:table-cell>
          <table:table-cell table:style-name="ACE-6" office:value-type="string">
            <text:p>0.452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5" office:value-type="string">
            <text:p>12.</text:p>
          </table:table-cell>
          <table:table-cell table:style-name="ACE-20" office:value-type="string">
            <text:p><text:a xlink:type="simple" xlink:actuate="onRequest" xlink:href="http://www.sportstats.com/baseball/usa/detail/los-angeles-angels-Mg9H0Flh/" office:title="Kliknutím levým tlačítkem přejdete na odkaz.&#10;Kliknutím prostředním tlačítkem vyberete tuto buňku.">Los Angeles Angels</text:a></text:p>
          </table:table-cell>
          <table:table-cell table:style-name="ACE-5" office:value-type="float" office:value="30">
            <text:p>30</text:p>
          </table:table-cell>
          <table:table-cell table:style-name="ACE-5" office:value-type="float" office:value="13">
            <text:p>13</text:p>
          </table:table-cell>
          <table:table-cell table:style-name="ACE-5" office:value-type="float" office:value="17">
            <text:p>17</text:p>
          </table:table-cell>
          <table:table-cell table:style-name="ACE-29" office:value-type="time" office:time-value="PT0111H04M00S">
            <text:p>111:04:</text:p>
          </table:table-cell>
          <table:table-cell table:style-name="ACE-5" office:value-type="string">
            <text:p>0.433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6" office:value-type="string">
            <text:p>13.</text:p>
          </table:table-cell>
          <table:table-cell table:style-name="ACE-21" office:value-type="string">
            <text:p><text:a xlink:type="simple" xlink:actuate="onRequest" xlink:href="http://www.sportstats.com/baseball/usa/detail/new-york-yankees-SrC4LDIT/" office:title="Kliknutím levým tlačítkem přejdete na odkaz.&#10;Kliknutím prostředním tlačítkem vyberete tuto buňku.">New York Yankees</text:a></text:p>
          </table:table-cell>
          <table:table-cell table:style-name="ACE-6" office:value-type="float" office:value="28">
            <text:p>28</text:p>
          </table:table-cell>
          <table:table-cell table:style-name="ACE-6" office:value-type="float" office:value="11">
            <text:p>11</text:p>
          </table:table-cell>
          <table:table-cell table:style-name="ACE-6" office:value-type="float" office:value="17">
            <text:p>17</text:p>
          </table:table-cell>
          <table:table-cell table:style-name="ACE-28" office:value-type="time" office:time-value="PT0102H00M59S">
            <text:p>102:00:</text:p>
          </table:table-cell>
          <table:table-cell table:style-name="ACE-6" office:value-type="string">
            <text:p>0.393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5" office:value-type="string">
            <text:p>14.</text:p>
          </table:table-cell>
          <table:table-cell table:style-name="ACE-22" office:value-type="string">
            <text:p><text:a xlink:type="simple" xlink:actuate="onRequest" xlink:href="http://www.sportstats.com/baseball/usa/detail/houston-astros-lfZXonNq/" office:title="Kliknutím levým tlačítkem přejdete na odkaz.&#10;Kliknutím prostředním tlačítkem vyberete tuto buňku.">Houston Astros</text:a></text:p>
          </table:table-cell>
          <table:table-cell table:style-name="ACE-5" office:value-type="float" office:value="31">
            <text:p>31</text:p>
          </table:table-cell>
          <table:table-cell table:style-name="ACE-5" office:value-type="float" office:value="11">
            <text:p>11</text:p>
          </table:table-cell>
          <table:table-cell table:style-name="ACE-5" office:value-type="float" office:value="20">
            <text:p>20</text:p>
          </table:table-cell>
          <table:table-cell table:style-name="ACE-29" office:value-type="time" office:time-value="PT0129H30M00S">
            <text:p>129:30:</text:p>
          </table:table-cell>
          <table:table-cell table:style-name="ACE-5" office:value-type="string">
            <text:p>0.355</text:p>
          </table:table-cell>
          <table:table-cell table:number-columns-repeated="120" table:style-name="ACE-31"/>
          <table:table-cell table:style-name="ACE-7"/>
        </table:table-row>
        <table:table-row table:style-name="AROW-1">
          <table:table-cell table:style-name="ACE-6" office:value-type="string">
            <text:p>15.</text:p>
          </table:table-cell>
          <table:table-cell table:style-name="ACE-23" office:value-type="string">
            <text:p><text:a xlink:type="simple" xlink:actuate="onRequest" xlink:href="http://www.sportstats.com/baseball/usa/detail/minnesota-twins-OjWW1naM/" office:title="Kliknutím levým tlačítkem přejdete na odkaz.&#10;Kliknutím prostředním tlačítkem vyberete tuto buňku.">Minnesota Twins</text:a></text:p>
          </table:table-cell>
          <table:table-cell table:style-name="ACE-6" office:value-type="float" office:value="30">
            <text:p>30</text:p>
          </table:table-cell>
          <table:table-cell table:style-name="ACE-6" office:value-type="float" office:value="8">
            <text:p>8</text:p>
          </table:table-cell>
          <table:table-cell table:style-name="ACE-6" office:value-type="float" office:value="22">
            <text:p>22</text:p>
          </table:table-cell>
          <table:table-cell table:style-name="ACE-28" office:value-type="time" office:time-value="PT0107H36M59S">
            <text:p>107:36:</text:p>
          </table:table-cell>
          <table:table-cell table:style-name="ACE-6" office:value-type="string">
            <text:p>0.267</text:p>
          </table:table-cell>
          <table:table-cell table:number-columns-repeated="120" table:style-name="ACE-31"/>
          <table:table-cell table:style-name="ACE-7"/>
        </table:table-row>
        <table:table-row table:style-name="AROW-0" table:number-rows-repeated="112">
          <table:table-cell table:number-columns-repeated="128"/>
        </table:table-row>
        <table:named-expressions>
          <table:named-expression table:name="Print_Area" table:expression="of:=#ODKAZ!" table:base-cell-address="$'MLB 2016 Standings'.$A$1"/>
          <table:named-expression table:name="Sheet_Title" table:expression="of:=&quot;MLB 2016 Standings&quot;" table:base-cell-address="$'MLB 2016 Standings'.$A$1"/>
        </table:named-expressions>
      </table:table>
      <table:table table:name="Popular baby names" table:style-name="ta3" table:print="false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0" table:default-cell-style-name="ce38"/>
        <table:table-column table:style-name="co4" table:default-cell-style-name="ce38"/>
        <table:table-column table:style-name="co5" table:default-cell-style-name="ce38"/>
        <table:table-column table:style-name="ACOL-0" table:number-columns-repeated="125" table:default-cell-style-name="ce38"/>
        <table:table-row table:style-name="AROW-1">
          <table:table-cell table:style-name="ce45" office:value-type="string" calcext:value-type="string">
            <text:p>Rank</text:p>
          </table:table-cell>
          <table:table-cell table:style-name="ce47" office:value-type="string" calcext:value-type="string">
            <text:p>Male name</text:p>
          </table:table-cell>
          <table:table-cell table:style-name="ce48" office:value-type="string" calcext:value-type="string">
            <text:p>Female name</text:p>
          </table:table-cell>
          <table:table-cell table:style-name="ce32" table:number-columns-repeated="124"/>
          <table:table-cell/>
        </table:table-row>
        <table:table-row table:style-name="AROW-1"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Noah</text:p>
          </table:table-cell>
          <table:table-cell table:style-name="ce46" office:value-type="string" calcext:value-type="string">
            <text:p>Emma</text:p>
          </table:table-cell>
          <table:table-cell table:style-name="ce32" table:number-columns-repeated="124"/>
          <table:table-cell/>
        </table:table-row>
        <table:table-row table:style-name="AROW-1"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Liam</text:p>
          </table:table-cell>
          <table:table-cell table:style-name="ce46" office:value-type="string" calcext:value-type="string">
            <text:p>Olivia</text:p>
          </table:table-cell>
          <table:table-cell table:style-name="ce32" table:number-columns-repeated="124"/>
          <table:table-cell/>
        </table:table-row>
        <table:table-row table:style-name="AROW-1"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Alexander</text:p>
          </table:table-cell>
          <table:table-cell table:style-name="ce46" office:value-type="string" calcext:value-type="string">
            <text:p>Sophia</text:p>
          </table:table-cell>
          <table:table-cell table:style-name="ce32" table:number-columns-repeated="124"/>
          <table:table-cell/>
        </table:table-row>
        <table:table-row table:style-name="AROW-1"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Jacob</text:p>
          </table:table-cell>
          <table:table-cell table:style-name="ce46" office:value-type="string" calcext:value-type="string">
            <text:p>Ava</text:p>
          </table:table-cell>
          <table:table-cell table:style-name="ce32" table:number-columns-repeated="124"/>
          <table:table-cell/>
        </table:table-row>
        <table:table-row table:style-name="AROW-1"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William</text:p>
          </table:table-cell>
          <table:table-cell table:style-name="ce46" office:value-type="string" calcext:value-type="string">
            <text:p>Isabella</text:p>
          </table:table-cell>
          <table:table-cell table:style-name="ce32" table:number-columns-repeated="124"/>
          <table:table-cell/>
        </table:table-row>
        <table:table-row table:style-name="AROW-1"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Ethan</text:p>
          </table:table-cell>
          <table:table-cell table:style-name="ce46" office:value-type="string" calcext:value-type="string">
            <text:p>Mia</text:p>
          </table:table-cell>
          <table:table-cell table:style-name="ce32" table:number-columns-repeated="124"/>
          <table:table-cell/>
        </table:table-row>
        <table:table-row table:style-name="AROW-1"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James</text:p>
          </table:table-cell>
          <table:table-cell table:style-name="ce46" office:value-type="string" calcext:value-type="string">
            <text:p>Abigail</text:p>
          </table:table-cell>
          <table:table-cell table:style-name="ce32" table:number-columns-repeated="124"/>
          <table:table-cell/>
        </table:table-row>
        <table:table-row table:style-name="AROW-1"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ALEXANDER</text:p>
          </table:table-cell>
          <table:table-cell table:style-name="ce46" office:value-type="string" calcext:value-type="string">
            <text:p>Emily</text:p>
          </table:table-cell>
          <table:table-cell table:style-name="ce32" table:number-columns-repeated="124"/>
          <table:table-cell/>
        </table:table-row>
        <table:table-row table:style-name="AROW-1"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Michael</text:p>
          </table:table-cell>
          <table:table-cell table:style-name="ce46" office:value-type="string" calcext:value-type="string">
            <text:p>Charlotte</text:p>
          </table:table-cell>
          <table:table-cell table:style-name="ce32" table:number-columns-repeated="124"/>
          <table:table-cell/>
        </table:table-row>
        <table:table-row table:style-name="AROW-1"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Benjamin</text:p>
          </table:table-cell>
          <table:table-cell table:style-name="ce46" office:value-type="string" calcext:value-type="string">
            <text:p>Harper</text:p>
          </table:table-cell>
          <table:table-cell table:style-name="ce32" table:number-columns-repeated="124"/>
          <table:table-cell/>
        </table:table-row>
        <table:table-row table:style-name="AROW-0" table:number-rows-repeated="116">
          <table:table-cell table:number-columns-repeated="128"/>
        </table:table-row>
        <table:table-row table:style-name="AROW-0">
          <table:table-cell table:number-columns-repeated="128"/>
        </table:table-row>
        <table:named-expressions>
          <table:named-expression table:name="Print_Area" table:base-cell-address="$'Popular baby names'.$A$1" table:expression="#odkaz!"/>
          <table:named-expression table:name="Sheet_Title" table:base-cell-address="$'Popular baby names'.$A$1" table:expression="&quot;Popular baby names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Sans" svg:font-family="Sans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 number:truncate-on-overflow="false">
      <number:hours/>
      <number:text>:</number:text>
      <number:minutes number:style="long"/>
      <number:text>:</number:text>
    </number:tim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2.7mm" fo:margin-bottom="12.7mm" fo:margin-left="19.05mm" fo:margin-right="19.05mm" style:print-page-order="ttb" style:scale-to="100%" style:writing-mode="lr-tb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.00.0000</text:date>, <text:time style:data-style-name="N2" text:time-value="22:04:53.71393771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IMDB_20_Top_20_250_20_movies" style:display-name="IMDB Top 250 mov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LB_20_2016_20_Standings" style:display-name="MLB 2016 Stan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opular_20_baby_20_names" style:display-name="Popular baby 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8T22:05:32.015886142</dc:date>
    <meta:generator>LibreOffice/5.1.3.1$Linux_X86_64 LibreOffice_project/10m0$Build-1</meta:generator>
    <meta:editing-duration>PT57M23S</meta:editing-duration>
    <meta:editing-cycles>2</meta:editing-cycles>
    <meta:document-statistic meta:table-count="3" meta:cell-count="395" meta:object-count="0"/>
  </office:meta>
</office:document-meta>
</file>